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 fo:language="fr" fo:country="FR"/>
    </style:style>
    <style:style style:name="P2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3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4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5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6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7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8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9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10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11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12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13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14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15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16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17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18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19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20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21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22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23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24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25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26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27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28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29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30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31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32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33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34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35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36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37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38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39" style:parent-style-name="Normal" style:family="paragraph">
      <style:paragraph-properties fo:line-height="100%"/>
      <style:text-properties fo:font-size="9pt" style:font-size-asian="9pt" style:font-size-complex="9pt" fo:language="fr" fo:country="FR"/>
    </style:style>
    <style:style style:name="P40" style:parent-style-name="Normal" style:family="paragraph">
      <style:paragraph-properties fo:text-align="center"/>
      <style:text-properties fo:language="fr" fo:country="FR"/>
    </style:style>
  </office:automatic-styles>
  <office:body>
    <office:text text:use-soft-page-breaks="true">
      <text:p text:style-name="P1">Projet personnel et professionnel</text:p>
      <text:p text:style-name="P2">Kenzo BUCHY—PETARD</text:p>
      <text:p text:style-name="P3">Ecole privée : Saint Anne saint jean batiste = bcp de potes<text:s/></text:p>
      <text:p text:style-name="P4">College privée : notre dame du loroux-bottereau = bon niveau scolaire</text:p>
      <text:p text:style-name="P5">Lycée : notre dame de toutes-aides = bon niveau<text:s/>scolaire /</text:p>
      <text:p text:style-name="P6"><text:s/>spé anglais maths SVT = anglais difficile, SVT bien ,</text:p>
      <text:p text:style-name="P7">aime eps histoire maths</text:p>
      <text:p text:style-name="P8">voulait faire staps pour être coach sportif ou mental pour travailler avec des sportifs de haut niveau<text:s/></text:p>
      <text:p text:style-name="P9">abandonner car milieu trop fermé</text:p>
      <text:p text:style-name="P10">kiff les maths</text:p>
      <text:p text:style-name="P11">père travail dans l’info = trouve intéressant le travail d’informaticien grâce à son père</text:p>
      <text:p text:style-name="P12">famille important</text:p>
      <text:p text:style-name="P13">1 frère 2 demi frères</text:p>
      <text:p text:style-name="P14">Bonne relation avec son petit frère<text:s/></text:p>
      <text:p text:style-name="P15">Peut compter sur ces demi frères mm si se voit pas bcp</text:p>
      <text:p text:style-name="P16">Petite inspiration par son père<text:s/></text:p>
      <text:p text:style-name="P17">Tennis<text:s/>depuis la grand section arrêter en cm2<text:s/></text:p>
      <text:p text:style-name="P18">Tennis de table cm2 -&gt; 3 eme</text:p>
      <text:p text:style-name="P19">Seconde tennis jusqu’à mnt -&gt; aime la force, satisfaction, forge le mental grâce à l’indiquait</text:p>
      <text:p text:style-name="P20">Garde ces émotions a cause / grâce au tennis<text:s/></text:p>
      <text:p text:style-name="P21">Sport -&gt; suit les pros<text:s/></text:p>
      <text:p text:style-name="P22">Sport auto</text:p>
      <text:p text:style-name="P23">Bricolage</text:p>
      <text:p text:style-name="P24">Youtube -&gt; politique(-&gt; droit), tous et rien</text:p>
      <text:p text:style-name="P25">Voir ces potes, soirée<text:s/></text:p>
      <text:p text:style-name="P26">Qualité : protecteur, généreux, drole, socialisé avec les adultes/ gens, bon sens de l’orientation</text:p>
      <text:p text:style-name="P27">Défaut : nonchalant, chiant, trop charrier</text:p>
      <text:p text:style-name="P28">Social : timide mais pas trop de mal pour aller vers les gens</text:p>
      <text:p text:style-name="P29">Bcp voyager avec ses parents: Portugal, (porto lisbonne), Espagne (madrid), l’Italie, Suisse, Prague, allemand, Vienne, Paris</text:p>
      <text:p text:style-name="P30">Voyage – voudrais faire : états unis, Angleterre (wimbledon)</text:p>
      <text:p text:style-name="P31">Ecoute de musique : rap français, année 80-90, techno</text:p>
      <text:p text:style-name="P32">Pas difficile niveau bouffe , weekend fast food<text:s/></text:p>
      <text:p text:style-name="P33">Sortir le week end avec les potes</text:p>
      <text:soft-page-break/>
      <text:p text:style-name="P34">gros charo<text:s/></text:p>
      <text:p text:style-name="P35">mal à s’exprimer<text:s/></text:p>
      <text:p text:style-name="P36"/>
      <text:p text:style-name="P37"/>
      <text:p text:style-name="P38"/>
      <text:p text:style-name="P39"/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RAN Florian</meta:initial-creator>
    <dc:creator>TRAN Florian</dc:creator>
    <meta:creation-date>2021-09-08T14:30:00Z</meta:creation-date>
    <dc:date>2021-09-20T07:29:00Z</dc:date>
    <meta:template xlink:href="Normal" xlink:type="simple"/>
    <meta:editing-cycles>7</meta:editing-cycles>
    <meta:editing-duration>PT0S</meta:editing-duration>
    <meta:document-statistic meta:page-count="2" meta:paragraph-count="3" meta:word-count="242" meta:character-count="1620" meta:row-count="11" meta:non-whitespace-character-count="1381"/>
  </office:meta>
</office:document-meta>
</file>